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6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ext-properties fo:color="#000000"/>
    </style:style>
    <style:style style:name="ce3" style:family="table-cell" style:parent-style-name="Default">
      <style:text-properties fo:color="#ccccc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6JUL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office:value-type="string">
            <text:p>MPI Current Sensor Readings (Specifically measured the one from purchased junction board)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>
            <text:p>Vin=4.84 V plinus 20 mV (measured at each data point)</text:p>
          </table:table-cell>
          <table:table-cell table:number-columns-repeated="11"/>
        </table:table-row>
        <table:table-row table:style-name="ro1">
          <table:table-cell office:value-type="string">
            <text:p>Positive current is in the direction of the arrow on the sensor.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>
            <text:p>Current (A) Batt-&gt;BLDC</text:p>
          </table:table-cell>
          <table:table-cell office:value-type="string">
            <text:p>Isense's Vout</text:p>
          </table:table-cell>
          <table:table-cell office:value-type="string">
            <text:p>Delta from Zero</text:p>
          </table:table-cell>
          <table:table-cell office:value-type="string">
            <text:p>mV/A</text:p>
          </table:table-cell>
          <table:table-cell office:value-type="string">
            <text:p>Theoretical mV reading If 10mV/A</text:p>
          </table:table-cell>
          <table:table-cell table:number-columns-repeated="2"/>
          <table:table-cell office:value-type="string">
            <text:p>sensor input voltage</text:p>
          </table:table-cell>
          <table:table-cell/>
          <table:table-cell table:style-name="ce3" office:value-type="string">
            <text:p>calibrated mV/A</text:p>
          </table:table-cell>
          <table:table-cell table:style-name="ce3" office:value-type="string">
            <text:p>Calibrated delta from zero</text:p>
          </table:table-cell>
          <table:table-cell table:style-name="ce3" office:value-type="string">
            <text:p>calibrated mV/A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0.97">
            <text:p>0.970</text:p>
          </table:table-cell>
          <table:table-cell table:formula="of:=[.B6]-[.B$20]" office:value-type="float" office:value="-1.51">
            <text:p>-1.510</text:p>
          </table:table-cell>
          <table:table-cell table:style-name="ce2" table:formula="of:=[.C6]/[.A6]*1000" office:value-type="float" office:value="10.0666666666667">
            <text:p>10.067</text:p>
          </table:table-cell>
          <table:table-cell table:formula="of:=[.A6]*10+[.DB$20]" office:value-type="float" office:value="-1500">
            <text:p>-15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6]/[.H$20]*[.H6]" office:value-type="float" office:value="0.966008230452675">
            <text:p>0.97</text:p>
          </table:table-cell>
          <table:table-cell table:style-name="ce3" table:formula="of:=[.J6]-[.J$20]" office:value-type="float" office:value="-1.51399176954733">
            <text:p>-1.51</text:p>
          </table:table-cell>
          <table:table-cell table:style-name="ce3" table:formula="of:=[.K6]/[.A6]*1000" office:value-type="float" office:value="10.0932784636488">
            <text:p>10.09</text:p>
          </table:table-cell>
        </table:table-row>
        <table:table-row table:style-name="ro1">
          <table:table-cell office:value-type="float" office:value="-135">
            <text:p>-135</text:p>
          </table:table-cell>
          <table:table-cell office:value-type="float" office:value="1.12">
            <text:p>1.120</text:p>
          </table:table-cell>
          <table:table-cell table:formula="of:=[.B7]-[.B$20]" office:value-type="float" office:value="-1.36">
            <text:p>-1.360</text:p>
          </table:table-cell>
          <table:table-cell table:style-name="ce2" table:formula="of:=[.C7]/[.A7]*1000" office:value-type="float" office:value="10.0740740740741">
            <text:p>10.074</text:p>
          </table:table-cell>
          <table:table-cell table:formula="of:=[.A7]*10+[.DB$20]" office:value-type="float" office:value="-1350">
            <text:p>-135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7]/[.H$20]*[.H7]" office:value-type="float" office:value="1.11539094650206">
            <text:p>1.12</text:p>
          </table:table-cell>
          <table:table-cell table:style-name="ce3" table:formula="of:=[.J7]-[.J$20]" office:value-type="float" office:value="-1.36460905349794">
            <text:p>-1.36</text:p>
          </table:table-cell>
          <table:table-cell table:style-name="ce3" table:formula="of:=[.K7]/[.A7]*1000" office:value-type="float" office:value="10.1082152110959">
            <text:p>10.11</text:p>
          </table:table-cell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1.27">
            <text:p>1.270</text:p>
          </table:table-cell>
          <table:table-cell table:formula="of:=[.B8]-[.B$20]" office:value-type="float" office:value="-1.21">
            <text:p>-1.210</text:p>
          </table:table-cell>
          <table:table-cell table:style-name="ce2" table:formula="of:=[.C8]/[.A8]*1000" office:value-type="float" office:value="10.0833333333333">
            <office:annotation draw:style-name="gr1" draw:text-style-name="P1" svg:width="1.1413in" svg:height="2.1008in" svg:x="4.9138in" svg:y="0.6114in" draw:caption-point-x="-0.2402in" draw:caption-point-y="0.5953in">
              <dc:creator>J</dc:creator>
              <dc:date>2016-01-06T00:00:00</dc:date>
              <text:p text:style-name="P1"><text:span text:style-name="T1">These values are less accurate because the input voltage shifted slightly and because the output current delta was very small compared to the 0A nominal point (~2.5V, which was moving)</text:span></text:p>
            </office:annotation>
            <text:p>10.083</text:p>
          </table:table-cell>
          <table:table-cell table:formula="of:=[.A8]*10+[.DB$20]" office:value-type="float" office:value="-1200">
            <text:p>-12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8]/[.H$20]*[.H8]" office:value-type="float" office:value="1.26477366255144">
            <text:p>1.26</text:p>
          </table:table-cell>
          <table:table-cell table:style-name="ce3" table:formula="of:=[.J8]-[.J$20]" office:value-type="float" office:value="-1.21522633744856">
            <text:p>-1.22</text:p>
          </table:table-cell>
          <table:table-cell table:style-name="ce3" table:formula="of:=[.K8]/[.A8]*1000" office:value-type="float" office:value="10.1268861454047">
            <text:p>10.13</text:p>
          </table:table-cell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1.42">
            <text:p>1.420</text:p>
          </table:table-cell>
          <table:table-cell table:formula="of:=[.B9]-[.B$20]" office:value-type="float" office:value="-1.06">
            <text:p>-1.060</text:p>
          </table:table-cell>
          <table:table-cell table:style-name="ce2" table:formula="of:=[.C9]/[.A9]*1000" office:value-type="float" office:value="10.0952380952381">
            <text:p>10.095</text:p>
          </table:table-cell>
          <table:table-cell table:formula="of:=[.A9]*10+[.DB$20]" office:value-type="float" office:value="-1050">
            <text:p>-105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9]/[.H$20]*[.H9]" office:value-type="float" office:value="1.41415637860082">
            <text:p>1.41</text:p>
          </table:table-cell>
          <table:table-cell table:style-name="ce3" table:formula="of:=[.J9]-[.J$20]" office:value-type="float" office:value="-1.06584362139918">
            <text:p>-1.07</text:p>
          </table:table-cell>
          <table:table-cell table:style-name="ce3" table:formula="of:=[.K9]/[.A9]*1000" office:value-type="float" office:value="10.1508916323731">
            <text:p>10.15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.47">
            <text:p>1.470</text:p>
          </table:table-cell>
          <table:table-cell table:formula="of:=[.B10]-[.B$20]" office:value-type="float" office:value="-1.01">
            <text:p>-1.010</text:p>
          </table:table-cell>
          <table:table-cell table:style-name="ce2" table:formula="of:=[.C10]/[.A10]*1000" office:value-type="float" office:value="10.1">
            <text:p>10.100</text:p>
          </table:table-cell>
          <table:table-cell table:formula="of:=[.A10]*10+[.DB$20]" office:value-type="float" office:value="-1000">
            <text:p>-10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0]/[.H$20]*[.H10]" office:value-type="float" office:value="1.46395061728395">
            <text:p>1.46</text:p>
          </table:table-cell>
          <table:table-cell table:style-name="ce3" table:formula="of:=[.J10]-[.J$20]" office:value-type="float" office:value="-1.01604938271605">
            <text:p>-1.02</text:p>
          </table:table-cell>
          <table:table-cell table:style-name="ce3" table:formula="of:=[.K10]/[.A10]*1000" office:value-type="float" office:value="10.1604938271605">
            <text:p>10.16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1.57">
            <text:p>1.570</text:p>
          </table:table-cell>
          <table:table-cell table:formula="of:=[.B11]-[.B$20]" office:value-type="float" office:value="-0.91">
            <text:p>-0.910</text:p>
          </table:table-cell>
          <table:table-cell table:style-name="ce2" table:formula="of:=[.C11]/[.A11]*1000" office:value-type="float" office:value="10.1111111111111">
            <text:p>10.111</text:p>
          </table:table-cell>
          <table:table-cell table:formula="of:=[.A11]*10+[.DB$20]" office:value-type="float" office:value="-900">
            <text:p>-9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1]/[.H$20]*[.H11]" office:value-type="float" office:value="1.56353909465021">
            <text:p>1.56</text:p>
          </table:table-cell>
          <table:table-cell table:style-name="ce3" table:formula="of:=[.J11]-[.J$20]" office:value-type="float" office:value="-0.916460905349795">
            <text:p>-0.92</text:p>
          </table:table-cell>
          <table:table-cell table:style-name="ce3" table:formula="of:=[.K11]/[.A11]*1000" office:value-type="float" office:value="10.1828989483311">
            <text:p>10.18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1.67">
            <text:p>1.670</text:p>
          </table:table-cell>
          <table:table-cell table:formula="of:=[.B12]-[.B$20]" office:value-type="float" office:value="-0.81">
            <text:p>-0.810</text:p>
          </table:table-cell>
          <table:table-cell table:style-name="ce2" table:formula="of:=[.C12]/[.A12]*1000" office:value-type="float" office:value="10.125">
            <text:p>10.125</text:p>
          </table:table-cell>
          <table:table-cell table:formula="of:=[.A12]*10+[.DB$20]" office:value-type="float" office:value="-800">
            <text:p>-8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2]/[.H$20]*[.H12]" office:value-type="float" office:value="1.66312757201646">
            <text:p>1.66</text:p>
          </table:table-cell>
          <table:table-cell table:style-name="ce3" table:formula="of:=[.J12]-[.J$20]" office:value-type="float" office:value="-0.81687242798354">
            <text:p>-0.82</text:p>
          </table:table-cell>
          <table:table-cell table:style-name="ce3" table:formula="of:=[.K12]/[.A12]*1000" office:value-type="float" office:value="10.2109053497942">
            <text:p>10.21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.77">
            <text:p>1.770</text:p>
          </table:table-cell>
          <table:table-cell table:formula="of:=[.B13]-[.B$20]" office:value-type="float" office:value="-0.71">
            <text:p>-0.710</text:p>
          </table:table-cell>
          <table:table-cell table:style-name="ce2" table:formula="of:=[.C13]/[.A13]*1000" office:value-type="float" office:value="10.1428571428571">
            <text:p>10.143</text:p>
          </table:table-cell>
          <table:table-cell table:formula="of:=[.A13]*10+[.DB$20]" office:value-type="float" office:value="-700">
            <text:p>-7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3]/[.H$20]*[.H13]" office:value-type="float" office:value="1.76271604938272">
            <text:p>1.76</text:p>
          </table:table-cell>
          <table:table-cell table:style-name="ce3" table:formula="of:=[.J13]-[.J$20]" office:value-type="float" office:value="-0.717283950617285">
            <text:p>-0.72</text:p>
          </table:table-cell>
          <table:table-cell table:style-name="ce3" table:formula="of:=[.K13]/[.A13]*1000" office:value-type="float" office:value="10.2469135802469">
            <text:p>10.25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1.87">
            <text:p>1.870</text:p>
          </table:table-cell>
          <table:table-cell table:formula="of:=[.B14]-[.B$20]" office:value-type="float" office:value="-0.61">
            <text:p>-0.610</text:p>
          </table:table-cell>
          <table:table-cell table:style-name="ce2" table:formula="of:=[.C14]/[.A14]*1000" office:value-type="float" office:value="10.1666666666667">
            <text:p>10.167</text:p>
          </table:table-cell>
          <table:table-cell table:formula="of:=[.A14]*10+[.DB$20]" office:value-type="float" office:value="-600">
            <text:p>-6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4]/[.H$20]*[.H14]" office:value-type="float" office:value="1.86230452674897">
            <text:p>1.86</text:p>
          </table:table-cell>
          <table:table-cell table:style-name="ce3" table:formula="of:=[.J14]-[.J$20]" office:value-type="float" office:value="-0.617695473251029">
            <text:p>-0.62</text:p>
          </table:table-cell>
          <table:table-cell table:style-name="ce3" table:formula="of:=[.K14]/[.A14]*1000" office:value-type="float" office:value="10.2949245541838">
            <text:p>10.29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1.97">
            <text:p>1.970</text:p>
          </table:table-cell>
          <table:table-cell table:formula="of:=[.B15]-[.B$20]" office:value-type="float" office:value="-0.51">
            <text:p>-0.510</text:p>
          </table:table-cell>
          <table:table-cell table:style-name="ce2" table:formula="of:=[.C15]/[.A15]*1000" office:value-type="float" office:value="10.2">
            <text:p>10.200</text:p>
          </table:table-cell>
          <table:table-cell table:formula="of:=[.A15]*10+[.DB$20]" office:value-type="float" office:value="-500">
            <text:p>-5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15]/[.H$20]*[.H15]" office:value-type="float" office:value="1.96189300411523">
            <text:p>1.96</text:p>
          </table:table-cell>
          <table:table-cell table:style-name="ce3" table:formula="of:=[.J15]-[.J$20]" office:value-type="float" office:value="-0.518106995884774">
            <text:p>-0.52</text:p>
          </table:table-cell>
          <table:table-cell table:style-name="ce3" table:formula="of:=[.K15]/[.A15]*1000" office:value-type="float" office:value="10.3621399176955">
            <text:p>10.36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.07">
            <text:p>2.070</text:p>
          </table:table-cell>
          <table:table-cell table:formula="of:=[.B16]-[.B$20]" office:value-type="float" office:value="-0.41">
            <text:p>-0.410</text:p>
          </table:table-cell>
          <table:table-cell table:style-name="ce2" table:formula="of:=[.C16]/[.A16]*1000" office:value-type="float" office:value="10.25">
            <text:p>10.250</text:p>
          </table:table-cell>
          <table:table-cell table:formula="of:=[.A16]*10+[.DB$20]" office:value-type="float" office:value="-400">
            <text:p>-400</text:p>
          </table:table-cell>
          <table:table-cell table:number-columns-repeated="2"/>
          <table:table-cell office:value-type="float" office:value="4.83">
            <text:p>4.83</text:p>
          </table:table-cell>
          <table:table-cell/>
          <table:table-cell table:style-name="ce3" table:formula="of:=[.B16]/[.H$20]*[.H16]" office:value-type="float" office:value="2.05722222222222">
            <text:p>2.06</text:p>
          </table:table-cell>
          <table:table-cell table:style-name="ce3" table:formula="of:=[.J16]-[.J$20]" office:value-type="float" office:value="-0.422777777777779">
            <text:p>-0.42</text:p>
          </table:table-cell>
          <table:table-cell table:style-name="ce3" table:formula="of:=[.K16]/[.A16]*1000" office:value-type="float" office:value="10.5694444444445">
            <text:p>10.57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2.17">
            <text:p>2.170</text:p>
          </table:table-cell>
          <table:table-cell table:formula="of:=[.B17]-[.B$20]" office:value-type="float" office:value="-0.31">
            <text:p>-0.310</text:p>
          </table:table-cell>
          <table:table-cell table:style-name="ce2" table:formula="of:=[.C17]/[.A17]*1000" office:value-type="float" office:value="10.3333333333333">
            <text:p>10.333</text:p>
          </table:table-cell>
          <table:table-cell table:formula="of:=[.A17]*10+[.DB$20]" office:value-type="float" office:value="-300">
            <text:p>-300</text:p>
          </table:table-cell>
          <table:table-cell table:number-columns-repeated="2"/>
          <table:table-cell office:value-type="float" office:value="4.83">
            <text:p>4.83</text:p>
          </table:table-cell>
          <table:table-cell/>
          <table:table-cell table:style-name="ce3" table:formula="of:=[.B17]/[.H$20]*[.H17]" office:value-type="float" office:value="2.1566049382716">
            <text:p>2.16</text:p>
          </table:table-cell>
          <table:table-cell table:style-name="ce3" table:formula="of:=[.J17]-[.J$20]" office:value-type="float" office:value="-0.323395061728396">
            <text:p>-0.32</text:p>
          </table:table-cell>
          <table:table-cell table:style-name="ce3" table:formula="of:=[.K17]/[.A17]*1000" office:value-type="float" office:value="10.7798353909465">
            <text:p>10.78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2.27">
            <text:p>2.270</text:p>
          </table:table-cell>
          <table:table-cell table:formula="of:=[.B18]-[.B$20]" office:value-type="float" office:value="-0.21">
            <text:p>-0.210</text:p>
          </table:table-cell>
          <table:table-cell table:style-name="ce2" table:formula="of:=[.C18]/[.A18]*1000" office:value-type="float" office:value="10.5">
            <text:p>10.500</text:p>
          </table:table-cell>
          <table:table-cell table:formula="of:=[.A18]*10+[.DB$20]" office:value-type="float" office:value="-200">
            <text:p>-200</text:p>
          </table:table-cell>
          <table:table-cell table:number-columns-repeated="2"/>
          <table:table-cell office:value-type="float" office:value="4.83">
            <text:p>4.83</text:p>
          </table:table-cell>
          <table:table-cell/>
          <table:table-cell table:style-name="ce3" table:formula="of:=[.B18]/[.H$20]*[.H18]" office:value-type="float" office:value="2.25598765432099">
            <text:p>2.26</text:p>
          </table:table-cell>
          <table:table-cell table:style-name="ce3" table:formula="of:=[.J18]-[.J$20]" office:value-type="float" office:value="-0.224012345679013">
            <text:p>-0.22</text:p>
          </table:table-cell>
          <table:table-cell table:style-name="ce3" table:formula="of:=[.K18]/[.A18]*1000" office:value-type="float" office:value="11.2006172839506">
            <text:p>11.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.36">
            <text:p>2.360</text:p>
          </table:table-cell>
          <table:table-cell table:formula="of:=[.B19]-[.B$20]" office:value-type="float" office:value="-0.12">
            <text:p>-0.120</text:p>
          </table:table-cell>
          <table:table-cell table:style-name="ce2" table:formula="of:=[.C19]/[.A19]*1000" office:value-type="float" office:value="12">
            <text:p>12.000</text:p>
          </table:table-cell>
          <table:table-cell table:formula="of:=[.A19]*10+[.DB$20]" office:value-type="float" office:value="-100">
            <text:p>-100</text:p>
          </table:table-cell>
          <table:table-cell table:number-columns-repeated="2"/>
          <table:table-cell office:value-type="float" office:value="4.83">
            <text:p>4.83</text:p>
          </table:table-cell>
          <table:table-cell/>
          <table:table-cell table:style-name="ce3" table:formula="of:=[.B19]/[.H$20]*[.H19]" office:value-type="float" office:value="2.34543209876543">
            <text:p>2.35</text:p>
          </table:table-cell>
          <table:table-cell table:style-name="ce3" table:formula="of:=[.J19]-[.J$20]" office:value-type="float" office:value="-0.134567901234568">
            <text:p>-0.13</text:p>
          </table:table-cell>
          <table:table-cell table:style-name="ce3" table:formula="of:=[.K19]/[.A19]*1000" office:value-type="float" office:value="13.4567901234568">
            <text:p>13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8">
            <text:p>2.480</text:p>
          </table:table-cell>
          <table:table-cell table:formula="of:=[.B20]-[.B$20]" office:value-type="float" office:value="0">
            <text:p>0.000</text:p>
          </table:table-cell>
          <table:table-cell table:style-name="ce2" table:formula="of:=[.C20]/[.A20]*1000" office:value-type="float" office:value="0">
            <text:p>#DIV/0!</text:p>
          </table:table-cell>
          <table:table-cell table:formula="of:=[.A20]*10+[.DB$20]" office:value-type="float" office:value="0">
            <text:p>0</text:p>
          </table:table-cell>
          <table:table-cell table:number-columns-repeated="2"/>
          <table:table-cell office:value-type="float" office:value="4.86">
            <text:p>4.86</text:p>
          </table:table-cell>
          <table:table-cell/>
          <table:table-cell table:style-name="ce3" table:formula="of:=[.B20]/[.H$20]*[.H20]" office:value-type="float" office:value="2.48">
            <text:p>2.48</text:p>
          </table:table-cell>
          <table:table-cell table:style-name="ce3" table:formula="of:=[.J20]-[.J$20]" office:value-type="float" office:value="0">
            <text:p>0</text:p>
          </table:table-cell>
          <table:table-cell table:style-name="ce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2">
            <text:p>2.520</text:p>
          </table:table-cell>
          <table:table-cell table:formula="of:=[.B21]-[.B$20]" office:value-type="float" office:value="0.04">
            <text:p>0.040</text:p>
          </table:table-cell>
          <table:table-cell table:style-name="ce2" table:formula="of:=[.C21]/[.A21]*1000" office:value-type="float" office:value="8.00000000000001">
            <text:p>8.000</text:p>
          </table:table-cell>
          <table:table-cell table:formula="of:=[.A21]*10+[.DB$20]" office:value-type="float" office:value="50">
            <text:p>5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1]/[.H$20]*[.H21]" office:value-type="float" office:value="2.51481481481481">
            <text:p>2.51</text:p>
          </table:table-cell>
          <table:table-cell table:style-name="ce3" table:formula="of:=[.J21]-[.J$20]" office:value-type="float" office:value="0.0348148148148142">
            <text:p>0.03</text:p>
          </table:table-cell>
          <table:table-cell table:style-name="ce3" table:formula="of:=[.K21]/[.A21]*1000" office:value-type="float" office:value="6.96296296296284">
            <text:p>6.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7">
            <text:p>2.570</text:p>
          </table:table-cell>
          <table:table-cell table:formula="of:=[.B22]-[.B$20]" office:value-type="float" office:value="0.0900000000000003">
            <text:p>0.090</text:p>
          </table:table-cell>
          <table:table-cell table:style-name="ce2" table:formula="of:=[.C22]/[.A22]*1000" office:value-type="float" office:value="9.00000000000003">
            <text:p>9.000</text:p>
          </table:table-cell>
          <table:table-cell table:formula="of:=[.A22]*10+[.DB$20]" office:value-type="float" office:value="100">
            <text:p>10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2]/[.H$20]*[.H22]" office:value-type="float" office:value="2.56471193415638">
            <text:p>2.56</text:p>
          </table:table-cell>
          <table:table-cell table:style-name="ce3" table:formula="of:=[.J22]-[.J$20]" office:value-type="float" office:value="0.084711934156378">
            <text:p>0.08</text:p>
          </table:table-cell>
          <table:table-cell table:style-name="ce3" table:formula="of:=[.K22]/[.A22]*1000" office:value-type="float" office:value="8.4711934156378">
            <text:p>8.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62">
            <text:p>2.620</text:p>
          </table:table-cell>
          <table:table-cell table:formula="of:=[.B23]-[.B$20]" office:value-type="float" office:value="0.14">
            <text:p>0.140</text:p>
          </table:table-cell>
          <table:table-cell table:style-name="ce2" table:formula="of:=[.C23]/[.A23]*1000" office:value-type="float" office:value="9.33333333333334">
            <text:p>9.333</text:p>
          </table:table-cell>
          <table:table-cell table:formula="of:=[.A23]*10+[.DB$20]" office:value-type="float" office:value="150">
            <text:p>15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3]/[.H$20]*[.H23]" office:value-type="float" office:value="2.61460905349794">
            <text:p>2.61</text:p>
          </table:table-cell>
          <table:table-cell table:style-name="ce3" table:formula="of:=[.J23]-[.J$20]" office:value-type="float" office:value="0.134609053497942">
            <text:p>0.13</text:p>
          </table:table-cell>
          <table:table-cell table:style-name="ce3" table:formula="of:=[.K23]/[.A23]*1000" office:value-type="float" office:value="8.97393689986279">
            <text:p>8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7">
            <text:p>2.670</text:p>
          </table:table-cell>
          <table:table-cell table:formula="of:=[.B24]-[.B$20]" office:value-type="float" office:value="0.19">
            <text:p>0.190</text:p>
          </table:table-cell>
          <table:table-cell table:style-name="ce2" table:formula="of:=[.C24]/[.A24]*1000" office:value-type="float" office:value="9.5">
            <text:p>9.500</text:p>
          </table:table-cell>
          <table:table-cell table:formula="of:=[.A24]*10+[.DB$20]" office:value-type="float" office:value="200">
            <text:p>20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4]/[.H$20]*[.H24]" office:value-type="float" office:value="2.66450617283951">
            <text:p>2.66</text:p>
          </table:table-cell>
          <table:table-cell table:style-name="ce3" table:formula="of:=[.J24]-[.J$20]" office:value-type="float" office:value="0.184506172839506">
            <text:p>0.18</text:p>
          </table:table-cell>
          <table:table-cell table:style-name="ce3" table:formula="of:=[.K24]/[.A24]*1000" office:value-type="float" office:value="9.22530864197528">
            <text:p>9.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77">
            <text:p>2.770</text:p>
          </table:table-cell>
          <table:table-cell table:formula="of:=[.B25]-[.B$20]" office:value-type="float" office:value="0.29">
            <text:p>0.290</text:p>
          </table:table-cell>
          <table:table-cell table:style-name="ce2" table:formula="of:=[.C25]/[.A25]*1000" office:value-type="float" office:value="9.66666666666667">
            <text:p>9.667</text:p>
          </table:table-cell>
          <table:table-cell table:formula="of:=[.A25]*10+[.DB$20]" office:value-type="float" office:value="300">
            <text:p>30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5]/[.H$20]*[.H25]" office:value-type="float" office:value="2.76430041152263">
            <text:p>2.76</text:p>
          </table:table-cell>
          <table:table-cell table:style-name="ce3" table:formula="of:=[.J25]-[.J$20]" office:value-type="float" office:value="0.284300411522633">
            <text:p>0.28</text:p>
          </table:table-cell>
          <table:table-cell table:style-name="ce3" table:formula="of:=[.K25]/[.A25]*1000" office:value-type="float" office:value="9.47668038408778">
            <text:p>9.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87">
            <text:p>2.870</text:p>
          </table:table-cell>
          <table:table-cell table:formula="of:=[.B26]-[.B$20]" office:value-type="float" office:value="0.39">
            <text:p>0.390</text:p>
          </table:table-cell>
          <table:table-cell table:style-name="ce2" table:formula="of:=[.C26]/[.A26]*1000" office:value-type="float" office:value="9.75">
            <text:p>9.750</text:p>
          </table:table-cell>
          <table:table-cell table:formula="of:=[.A26]*10+[.DB$20]" office:value-type="float" office:value="400">
            <text:p>400</text:p>
          </table:table-cell>
          <table:table-cell table:number-columns-repeated="2"/>
          <table:table-cell office:value-type="float" office:value="4.85">
            <text:p>4.85</text:p>
          </table:table-cell>
          <table:table-cell/>
          <table:table-cell table:style-name="ce3" table:formula="of:=[.B26]/[.H$20]*[.H26]" office:value-type="float" office:value="2.86409465020576">
            <text:p>2.86</text:p>
          </table:table-cell>
          <table:table-cell table:style-name="ce3" table:formula="of:=[.J26]-[.J$20]" office:value-type="float" office:value="0.384094650205761">
            <text:p>0.38</text:p>
          </table:table-cell>
          <table:table-cell table:style-name="ce3" table:formula="of:=[.K26]/[.A26]*1000" office:value-type="float" office:value="9.60236625514402">
            <text:p>9.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97">
            <text:p>2.970</text:p>
          </table:table-cell>
          <table:table-cell table:formula="of:=[.B27]-[.B$20]" office:value-type="float" office:value="0.49">
            <text:p>0.490</text:p>
          </table:table-cell>
          <table:table-cell table:style-name="ce2" table:formula="of:=[.C27]/[.A27]*1000" office:value-type="float" office:value="9.8">
            <text:p>9.800</text:p>
          </table:table-cell>
          <table:table-cell table:formula="of:=[.A27]*10+[.DB$20]" office:value-type="float" office:value="500">
            <text:p>5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27]/[.H$20]*[.H27]" office:value-type="float" office:value="2.95777777777778">
            <text:p>2.96</text:p>
          </table:table-cell>
          <table:table-cell table:style-name="ce3" table:formula="of:=[.J27]-[.J$20]" office:value-type="float" office:value="0.477777777777777">
            <text:p>0.48</text:p>
          </table:table-cell>
          <table:table-cell table:style-name="ce3" table:formula="of:=[.K27]/[.A27]*1000" office:value-type="float" office:value="9.55555555555554">
            <text:p>9.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.06">
            <text:p>3.060</text:p>
          </table:table-cell>
          <table:table-cell table:formula="of:=[.B28]-[.B$20]" office:value-type="float" office:value="0.58">
            <text:p>0.580</text:p>
          </table:table-cell>
          <table:table-cell table:style-name="ce2" table:formula="of:=[.C28]/[.A28]*1000" office:value-type="float" office:value="9.66666666666667">
            <text:p>9.667</text:p>
          </table:table-cell>
          <table:table-cell table:formula="of:=[.A28]*10+[.DB$20]" office:value-type="float" office:value="600">
            <text:p>6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28]/[.H$20]*[.H28]" office:value-type="float" office:value="3.04740740740741">
            <text:p>3.05</text:p>
          </table:table-cell>
          <table:table-cell table:style-name="ce3" table:formula="of:=[.J28]-[.J$20]" office:value-type="float" office:value="0.567407407407407">
            <text:p>0.57</text:p>
          </table:table-cell>
          <table:table-cell table:style-name="ce3" table:formula="of:=[.K28]/[.A28]*1000" office:value-type="float" office:value="9.45679012345679">
            <text:p>9.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16">
            <text:p>3.160</text:p>
          </table:table-cell>
          <table:table-cell table:formula="of:=[.B29]-[.B$20]" office:value-type="float" office:value="0.68">
            <text:p>0.680</text:p>
          </table:table-cell>
          <table:table-cell table:style-name="ce2" table:formula="of:=[.C29]/[.A29]*1000" office:value-type="float" office:value="9.71428571428572">
            <text:p>9.714</text:p>
          </table:table-cell>
          <table:table-cell table:formula="of:=[.A29]*10+[.DB$20]" office:value-type="float" office:value="700">
            <text:p>7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29]/[.H$20]*[.H29]" office:value-type="float" office:value="3.14699588477366">
            <text:p>3.15</text:p>
          </table:table-cell>
          <table:table-cell table:style-name="ce3" table:formula="of:=[.J29]-[.J$20]" office:value-type="float" office:value="0.666995884773662">
            <text:p>0.67</text:p>
          </table:table-cell>
          <table:table-cell table:style-name="ce3" table:formula="of:=[.K29]/[.A29]*1000" office:value-type="float" office:value="9.52851263962375">
            <text:p>9.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26">
            <text:p>3.260</text:p>
          </table:table-cell>
          <table:table-cell table:formula="of:=[.B30]-[.B$20]" office:value-type="float" office:value="0.78">
            <text:p>0.780</text:p>
          </table:table-cell>
          <table:table-cell table:style-name="ce2" table:formula="of:=[.C30]/[.A30]*1000" office:value-type="float" office:value="9.75">
            <text:p>9.750</text:p>
          </table:table-cell>
          <table:table-cell table:formula="of:=[.A30]*10+[.DB$20]" office:value-type="float" office:value="800">
            <text:p>8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0]/[.H$20]*[.H30]" office:value-type="float" office:value="3.24658436213992">
            <text:p>3.25</text:p>
          </table:table-cell>
          <table:table-cell table:style-name="ce3" table:formula="of:=[.J30]-[.J$20]" office:value-type="float" office:value="0.766584362139917">
            <text:p>0.77</text:p>
          </table:table-cell>
          <table:table-cell table:style-name="ce3" table:formula="of:=[.K30]/[.A30]*1000" office:value-type="float" office:value="9.58230452674896">
            <text:p>9.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36">
            <text:p>3.360</text:p>
          </table:table-cell>
          <table:table-cell table:formula="of:=[.B31]-[.B$20]" office:value-type="float" office:value="0.88">
            <text:p>0.880</text:p>
          </table:table-cell>
          <table:table-cell table:formula="of:=[.C31]/[.A31]*1000" office:value-type="float" office:value="9.77777777777778">
            <text:p>9.778</text:p>
          </table:table-cell>
          <table:table-cell table:formula="of:=[.A31]*10+[.DB$20]" office:value-type="float" office:value="900">
            <text:p>9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1]/[.H$20]*[.H31]" office:value-type="float" office:value="3.34617283950617">
            <text:p>3.35</text:p>
          </table:table-cell>
          <table:table-cell table:style-name="ce3" table:formula="of:=[.J31]-[.J$20]" office:value-type="float" office:value="0.866172839506172">
            <text:p>0.87</text:p>
          </table:table-cell>
          <table:table-cell table:style-name="ce3" table:formula="of:=[.K31]/[.A31]*1000" office:value-type="float" office:value="9.62414266117969">
            <text:p>9.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46">
            <text:p>3.460</text:p>
          </table:table-cell>
          <table:table-cell table:formula="of:=[.B32]-[.B$20]" office:value-type="float" office:value="0.98">
            <text:p>0.980</text:p>
          </table:table-cell>
          <table:table-cell table:formula="of:=[.C32]/[.A32]*1000" office:value-type="float" office:value="9.8">
            <text:p>9.800</text:p>
          </table:table-cell>
          <table:table-cell table:formula="of:=[.A32]*10+[.DB$20]" office:value-type="float" office:value="1000">
            <text:p>10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2]/[.H$20]*[.H32]" office:value-type="float" office:value="3.44576131687243">
            <text:p>3.45</text:p>
          </table:table-cell>
          <table:table-cell table:style-name="ce3" table:formula="of:=[.J32]-[.J$20]" office:value-type="float" office:value="0.965761316872428">
            <text:p>0.97</text:p>
          </table:table-cell>
          <table:table-cell table:style-name="ce3" table:formula="of:=[.K32]/[.A32]*1000" office:value-type="float" office:value="9.65761316872428">
            <text:p>9.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51">
            <text:p>3.510</text:p>
          </table:table-cell>
          <table:table-cell table:formula="of:=[.B33]-[.B$20]" office:value-type="float" office:value="1.03">
            <text:p>1.030</text:p>
          </table:table-cell>
          <table:table-cell table:formula="of:=[.C33]/[.A33]*1000" office:value-type="float" office:value="9.80952380952381">
            <text:p>9.810</text:p>
          </table:table-cell>
          <table:table-cell table:formula="of:=[.A33]*10+[.DB$20]" office:value-type="float" office:value="1050">
            <text:p>105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3]/[.H$20]*[.H33]" office:value-type="float" office:value="3.49555555555555">
            <text:p>3.5</text:p>
          </table:table-cell>
          <table:table-cell table:style-name="ce3" table:formula="of:=[.J33]-[.J$20]" office:value-type="float" office:value="1.01555555555555">
            <text:p>1.02</text:p>
          </table:table-cell>
          <table:table-cell table:style-name="ce3" table:formula="of:=[.K33]/[.A33]*1000" office:value-type="float" office:value="9.67195767195766">
            <text:p>9.6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66">
            <text:p>3.660</text:p>
          </table:table-cell>
          <table:table-cell table:formula="of:=[.B34]-[.B$20]" office:value-type="float" office:value="1.18">
            <text:p>1.180</text:p>
          </table:table-cell>
          <table:table-cell table:formula="of:=[.C34]/[.A34]*1000" office:value-type="float" office:value="9.83333333333333">
            <text:p>9.833</text:p>
          </table:table-cell>
          <table:table-cell table:formula="of:=[.A34]*10+[.DB$20]" office:value-type="float" office:value="1200">
            <text:p>12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4]/[.H$20]*[.H34]" office:value-type="float" office:value="3.64493827160494">
            <text:p>3.64</text:p>
          </table:table-cell>
          <table:table-cell table:style-name="ce3" table:formula="of:=[.J34]-[.J$20]" office:value-type="float" office:value="1.16493827160494">
            <text:p>1.16</text:p>
          </table:table-cell>
          <table:table-cell table:style-name="ce3" table:formula="of:=[.K34]/[.A34]*1000" office:value-type="float" office:value="9.70781893004115">
            <text:p>9.7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81">
            <text:p>3.810</text:p>
          </table:table-cell>
          <table:table-cell table:formula="of:=[.B35]-[.B$20]" office:value-type="float" office:value="1.33">
            <text:p>1.330</text:p>
          </table:table-cell>
          <table:table-cell table:formula="of:=[.C35]/[.A35]*1000" office:value-type="float" office:value="9.85185185185185">
            <text:p>9.852</text:p>
          </table:table-cell>
          <table:table-cell table:formula="of:=[.A35]*10+[.DB$20]" office:value-type="float" office:value="1350">
            <text:p>135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5]/[.H$20]*[.H35]" office:value-type="float" office:value="3.79432098765432">
            <text:p>3.79</text:p>
          </table:table-cell>
          <table:table-cell table:style-name="ce3" table:formula="of:=[.J35]-[.J$20]" office:value-type="float" office:value="1.31432098765432">
            <text:p>1.31</text:p>
          </table:table-cell>
          <table:table-cell table:style-name="ce3" table:formula="of:=[.K35]/[.A35]*1000" office:value-type="float" office:value="9.73571101966163">
            <text:p>9.7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96">
            <text:p>3.960</text:p>
          </table:table-cell>
          <table:table-cell table:formula="of:=[.B36]-[.B$20]" office:value-type="float" office:value="1.48">
            <text:p>1.480</text:p>
          </table:table-cell>
          <table:table-cell table:formula="of:=[.C36]/[.A36]*1000" office:value-type="float" office:value="9.86666666666667">
            <text:p>9.867</text:p>
          </table:table-cell>
          <table:table-cell table:formula="of:=[.A36]*10+[.DB$20]" office:value-type="float" office:value="1500">
            <text:p>1500</text:p>
          </table:table-cell>
          <table:table-cell table:number-columns-repeated="2"/>
          <table:table-cell office:value-type="float" office:value="4.84">
            <text:p>4.84</text:p>
          </table:table-cell>
          <table:table-cell/>
          <table:table-cell table:style-name="ce3" table:formula="of:=[.B36]/[.H$20]*[.H36]" office:value-type="float" office:value="3.9437037037037">
            <text:p>3.94</text:p>
          </table:table-cell>
          <table:table-cell table:style-name="ce3" table:formula="of:=[.J36]-[.J$20]" office:value-type="float" office:value="1.4637037037037">
            <text:p>1.46</text:p>
          </table:table-cell>
          <table:table-cell table:style-name="ce3" table:formula="of:=[.K36]/[.A36]*1000" office:value-type="float" office:value="9.75802469135802">
            <text:p>9.76</text:p>
          </table:table-cell>
        </table:table-row>
        <table:table-row table:style-name="ro1" table:number-rows-repeated="2">
          <table:table-cell table:number-columns-repeated="9"/>
          <table:table-cell table:style-name="ce3" table:number-columns-repeated="3"/>
        </table:table-row>
        <table:table-row table:style-name="ro1">
          <table:table-cell table:number-columns-repeated="3"/>
          <table:table-cell table:formula="of:=([.C36]-[.C6])/([.A36]-[.A6])*1000" office:value-type="float" office:value="9.96666666666667">
            <text:p>9.967</text:p>
          </table:table-cell>
          <table:table-cell table:number-columns-repeated="5"/>
          <table:table-cell table:style-name="ce3" table:number-columns-repeated="2"/>
          <table:table-cell table:style-name="ce3" table:formula="of:=AVERAGE([.L6:.L36])" office:value-type="float" office:value="9.89783714735703">
            <text:p>9.9</text:p>
          </table:table-cell>
        </table:table-row>
        <table:table-row table:style-name="ro1">
          <table:table-cell table:number-columns-repeated="9"/>
          <table:table-cell table:style-name="ce3" table:number-columns-repeated="3"/>
        </table:table-row>
        <table:table-row table:style-name="ro1">
          <table:table-cell office:value-type="string">
            <text:p>Sensor consumes 7 mA regardless of current measured.</text:p>
          </table:table-cell>
          <table:table-cell table:number-columns-repeated="8"/>
          <table:table-cell table:style-name="ce3" table:number-columns-repeated="3"/>
        </table:table-row>
        <table:table-row table:style-name="ro2">
          <table:table-cell office:value-type="string">
            <text:p>Can't load Isense Vout at all! <text:s/>Even 1mA load adds significant error.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table:formula="of:=AVERAGE([.D6:.D7])" office:value-type="float" office:value="10.0703703703704">
            <text:p>10.070</text:p>
          </table:table-cell>
          <table:table-cell table:number-columns-repeated="8"/>
        </table:table-row>
        <table:table-row table:style-name="ro1">
          <table:table-cell office:value-type="string">
            <text:p>Current sensor Vout versus 5V input voltage with 10 A loa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Vsensor@0A</text:p>
          </table:table-cell>
          <table:table-cell/>
          <table:table-cell office:value-type="string">
            <text:p>Input percentag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2">
            <text:p>1.520</text:p>
          </table:table-cell>
          <table:table-cell/>
          <table:table-cell table:formula="of:=([.A52]-[.B52])/[.A52]*100" office:value-type="float" office:value="49.3333333333333">
            <text:p>49.333</text:p>
          </table:table-cell>
          <table:table-cell table:number-columns-repeated="8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67">
            <text:p>1.670</text:p>
          </table:table-cell>
          <table:table-cell/>
          <table:table-cell table:formula="of:=([.A53]-[.B53])/[.A53]*100" office:value-type="float" office:value="49.3939393939394">
            <text:p>49.394</text:p>
          </table:table-cell>
          <table:table-cell table:number-columns-repeated="8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.83">
            <text:p>1.830</text:p>
          </table:table-cell>
          <table:table-cell/>
          <table:table-cell table:formula="of:=([.A54]-[.B54])/[.A54]*100" office:value-type="float" office:value="49.1666666666667">
            <text:p>49.167</text:p>
          </table:table-cell>
          <table:table-cell table:number-columns-repeated="8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98">
            <text:p>1.980</text:p>
          </table:table-cell>
          <table:table-cell/>
          <table:table-cell table:formula="of:=([.A55]-[.B55])/[.A55]*100" office:value-type="float" office:value="49.2307692307692">
            <text:p>49.231</text:p>
          </table:table-cell>
          <table:table-cell table:number-columns-repeated="8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13">
            <text:p>2.130</text:p>
          </table:table-cell>
          <table:table-cell/>
          <table:table-cell table:formula="of:=([.A56]-[.B56])/[.A56]*100" office:value-type="float" office:value="49.2857142857143">
            <text:p>49.286</text:p>
          </table:table-cell>
          <table:table-cell table:number-columns-repeated="8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29">
            <text:p>2.290</text:p>
          </table:table-cell>
          <table:table-cell/>
          <table:table-cell table:formula="of:=([.A57]-[.B57])/[.A57]*100" office:value-type="float" office:value="49.1111111111111">
            <text:p>49.111</text:p>
          </table:table-cell>
          <table:table-cell table:number-columns-repeated="8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.44">
            <text:p>2.440</text:p>
          </table:table-cell>
          <table:table-cell/>
          <table:table-cell table:formula="of:=([.A58]-[.B58])/[.A58]*100" office:value-type="float" office:value="49.1666666666667">
            <text:p>49.167</text:p>
          </table:table-cell>
          <table:table-cell table:number-columns-repeated="8"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2.47">
            <text:p>2.470</text:p>
          </table:table-cell>
          <table:table-cell/>
          <table:table-cell table:formula="of:=([.A59]-[.B59])/[.A59]*100" office:value-type="float" office:value="49.0721649484536">
            <text:p>49.072</text:p>
          </table:table-cell>
          <table:table-cell table:number-columns-repeated="8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.5">
            <text:p>2.500</text:p>
          </table:table-cell>
          <table:table-cell/>
          <table:table-cell table:formula="of:=([.A60]-[.B60])/[.A60]*100" office:value-type="float" office:value="48.9795918367347">
            <text:p>48.980</text:p>
          </table:table-cell>
          <table:table-cell table:number-columns-repeated="8"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2.52">
            <text:p>2.520</text:p>
          </table:table-cell>
          <table:table-cell/>
          <table:table-cell table:formula="of:=([.A61]-[.B61])/[.A61]*100" office:value-type="float" office:value="49.0909090909091">
            <text:p>49.09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5">
            <text:p>2.550</text:p>
          </table:table-cell>
          <table:table-cell/>
          <table:table-cell table:formula="of:=([.A62]-[.B62])/[.A62]*100" office:value-type="float" office:value="49">
            <text:p>49.000</text:p>
          </table:table-cell>
          <table:table-cell table:number-columns-repeated="8"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2.57">
            <text:p>2.570</text:p>
          </table:table-cell>
          <table:table-cell/>
          <table:table-cell table:formula="of:=([.A63]-[.B63])/[.A63]*100" office:value-type="float" office:value="49.1089108910891">
            <text:p>49.109</text:p>
          </table:table-cell>
          <table:table-cell table:number-columns-repeated="8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.6">
            <text:p>2.600</text:p>
          </table:table-cell>
          <table:table-cell/>
          <table:table-cell table:formula="of:=([.A64]-[.B64])/[.A64]*100" office:value-type="float" office:value="49.0196078431372">
            <text:p>49.020</text:p>
          </table:table-cell>
          <table:table-cell table:number-columns-repeated="8"/>
        </table:table-row>
        <table:table-row table:style-name="ro1">
          <table:table-cell office:value-type="string">
            <text:p>Not stable below ~2.3 volt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AVERAGE([.D52:.D64])" office:value-type="float" office:value="49.1507219460403">
            <text:p>49.15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nsor Output Conclusion (based on both data collections):</text:p>
          </table:table-cell>
          <table:table-cell table:number-columns-repeated="11"/>
        </table:table-row>
        <table:table-row table:style-name="ro1">
          <table:table-cell office:value-type="string">
            <text:p>-changes 10.0 mV/A.</text:p>
          </table:table-cell>
          <table:table-cell table:number-columns-repeated="11"/>
        </table:table-row>
        <table:table-row table:style-name="ro1">
          <table:table-cell office:value-type="string">
            <text:p>-2.5V nominally = 0A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>
            <text:p>-less than 2.5V = regen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>
            <text:p>-more than 2.5V = assis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>
            <text:p>-0A setpoint ~50% of actual 5V rail. <text:s/>More importantly, it's constant regardless of input voltage. <text:s/>Thus, when we sample current sensor at startup, we can make a ratio based on measured Vin and Vout@0A.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>
            <text:p>-Linear output</text:p>
          </table:table-cell>
          <table:table-cell table:number-columns-repeated="11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7/29/2016</text:date>, <text:time>23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01-06T22:10:57</meta:creation-date>
    <dc:date>2016-07-29T23:36:27</dc:date>
    <dc:creator>John </dc:creator>
    <meta:editing-duration>PT55M25S</meta:editing-duration>
    <meta:editing-cycles>8</meta:editing-cycles>
    <meta:generator>OpenOffice/4.1.2$Unix OpenOffice.org_project/412m3$Build-9782</meta:generator>
    <meta:document-statistic meta:table-count="1" meta:cell-count="348" meta:object-count="0"/>
  </office:meta>
</office:document-meta>
</file>